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office:automatic-styles>
  <office:body>
    <office:text>
      <text:h text:style-name="Heading_20_1" text:outline-level="1"><text:bookmark-start text:name="setup-and-philosophy"/>Setup and Philosophy<text:bookmark-end text:name="setup-and-philosophy"/></text:h>
      <text:p text:style-name="First_20_paragraph">Clustered CSBQRT is a CSBQRT, where we supply the custom flag, and not the user. [[CSBQRT]] is an budget-controlled experiment</text:p>
      <text:p text:style-name="Text_20_body">A major correctness issue for [[[CSBQRT]]] is the assumption of SUTVA, and in particular if the adunits are the stable units, its violated, because the ads will interact trough many parts of the delivery system, most directly truogh the [[science.math.Game Theory.Vickrey Auctions]]. <text:a xlink:type="simple" xlink:href="https://fb.workplace.com/notes/627235642393604/" office:name=""><text:span text:style-name="Definition">Yes, campaigns are clusterable: why that matters for increasing BQRT bandwidth</text:span></text:a>] is the first main paper: look at <text:a xlink:type="simple" xlink:href="https://docs.google.com/document/d/1JMSAiot-N-B_dA2OsJvAkEPDKpVTCRGQpIhzO32WDHI/edit#heading=h.8s9xs0egxuov" office:name=""><text:span text:style-name="Definition">docs.google.com/document/d/1JMSAiot-N-B_dA2OsJvAkEPDKpVTCRGQpIhzO32WDHI/edit#heading=h.8s9xs0egxuov</text:span></text:a></text:p>
      <text:p text:style-name="Text_20_body">is explained it quite well</text:p>
      <text:p text:style-name="P1">**</text:p>
      <text:p text:style-name="P2"/>
      <text:p text:style-name="P3">In this design, the interference happens in auctions. To mitigate interference, the most natural solution is to treat all campaigns iClustered CSBQRTn the same auctions. We could cluster campaigns in a way such that campaigns within the same cluster tend to participate in the same auctions. During experiment allocation time, instead of randomly selecting campaigns to be treated, we randomly select campaign clusters, where all campaigns in these selected clusters are treated. This design won’t increase the burden on the experiment infrastructure: previously we randomly selected 2% of campaigns; now we randomly select 2% of clusters.</text:p>
      <text:p text:style-name="First_20_paragraph">![[Pasted image 20241007154557.png]]</text:p>
      <text:h text:style-name="Heading_20_1" text:outline-level="1"><text:bookmark-start text:name="clustering-algorithm-implementation"/>Clustering Algorithm Implementation<text:bookmark-end text:name="clustering-algorithm-implementation"/></text:h>
      <text:p text:style-name="First_20_paragraph">![[Clustered CSBQRT.svg]]</text:p>
      <text:p text:style-name="P4">flowchart TD</text:p>
      <text:p text:style-name="P5"><text:s text:c="4"/>subgraph IR[Initial Reclustering]</text:p>
      <text:p text:style-name="P6"><text:s text:c="4"/>A[All Ads] --&gt;|Stage 1: Auction Data| B[Mini Clusters]</text:p>
      <text:p text:style-name="P7"><text:s text:c="4"/>B --&gt;|Stage 2: Constrict Mega Clusters| C[Mega Cluster]</text:p>
      <text:p text:style-name="P8"><text:s text:c="4"/>C--&gt;|Overwrite Laser Table|D[Laser Table]</text:p>
      <text:p text:style-name="P9"><text:s text:c="4"/>end</text:p>
      <text:p text:style-name="P10"><text:s text:c="4"/>subgraph IncCl[Incremental Clustering]</text:p>
      <text:p text:style-name="P11"><text:s text:c="8"/>A1[New Adunits Ads] --&gt;|Stage 1: Auction Data, existing Mini Clusters| B1[Existing Mini Clusters] </text:p>
      <text:p text:style-name="P12"><text:s text:c="8"/>B1--&gt;|Stage 2: Lookup to existing Mega Clusters| D</text:p>
      <text:p text:style-name="P13"><text:s text:c="4"/>end</text:p>
      <text:p text:style-name="P14"><text:s text:c="4"/>IR--&gt;|Every 4 weeks|IR</text:p>
      <text:p text:style-name="P15"><text:s text:c="4"/>IncCl--&gt;|Every 4 hours|IncCl</text:p>
      <text:p text:style-name="P16"><text:s text:c="4"/>D --&gt; E[Adunit Allocation]</text:p>
      <text:p text:style-name="First_20_paragraph">==⚠ Switch to EXCALIDRAW VIEW in the MORE OPTIONS menu of this document. ⚠== You can decompress Drawing data with the command palette: ‘Decompress current Excalidraw file’. For more info check in plugin settings under ‘Saving’</text:p>
      <text:h text:style-name="Heading_20_1" text:outline-level="1"><text:bookmark-start text:name="excalidraw-data"/>Excalidraw Data<text:bookmark-end text:name="excalidraw-data"/></text:h>
      <text:h text:style-name="Heading_20_2" text:outline-level="2"><text:bookmark-start text:name="text-elements"/>Text Elements<text:bookmark-end text:name="text-elements"/></text:h>
      <text:p text:style-name="First_20_paragraph">Incremental Clustering ^DVpe7rva</text:p>
      <text:p text:style-name="Text_20_body">Initial Reclustering ^I7s83a5u</text:p>
      <text:p text:style-name="Text_20_body">All Ads ^Q9XZje0o</text:p>
      <text:p text:style-name="Text_20_body">Mini Clusters ^w8Ue8NYx</text:p>
      <text:p text:style-name="Text_20_body">Mega Cluster ^qUwCb9lY</text:p>
      <text:p text:style-name="Text_20_body">New Adunits Ads ^JIFAyV7v</text:p>
      <text:p text:style-name="Text_20_body">Existing Mini Clusters ^t4Fwj508</text:p>
      <text:p text:style-name="Text_20_body">Laser Table ^qbfBkpyY</text:p>
      <text:p text:style-name="Text_20_body">Adunit Allocation ^cd1xmref</text:p>
      <text:p text:style-name="Text_20_body">Stage 1: Auction Data ^DpaJIPML</text:p>
      <text:p text:style-name="Text_20_body">Stage 2: Constrict Mega Clusters ^Xcs6lQPJ</text:p>
      <text:p text:style-name="Text_20_body">Stage 1: Auction Data, existing Mini Clusters ^JUoULZnk</text:p>
      <text:p text:style-name="Text_20_body">Stage 2: Lookup to existing Mega Cleusters ^Iy4qfBzk</text:p>
      <text:p text:style-name="Text_20_body">Overwrite Laser Table ^VEAUbul1</text:p>
      <text:p text:style-name="Text_20_body">%% ## Drawing</text:p>
      <text:p text:style-name="P17">N4KAkARALgngDgUwgLgAQQQDwMYEMA2AlgCYBOuA7hADTgQBuCpAzoQPYB2KqATLZMzYBXUtiRoIACyhQ4zZAHoFAc0JRJQgEYA6bGwC2CgF7N6hbEcK4OCtptbErHALRY8RMpWdx8Q1TdIEfARcZgRmBShcZQUebQBWbQBGGjoghH0EDihmbgBtcDBQMBLoeHF0QOwojmVg1JLIRhZ2LjQAFn5S5tZOADlOMW54gA4edtGAZkmRrshCDmIsbghc</text:p>
      <text:p text:style-name="P18"/>
      <text:p text:style-name="P19">AAYG0sJmABF0qARibgAzAjC5iBIVgCsKAAUAeXpNBGOAcUkk66h4tgBFAAq8Wu+Hwm0gx0IoIAyrB6hJBB5wRBmFBSGwANYIADqJHU3D4hQEaMxCFhMHh6ERVwu6L8kg44VyaCSFzYcFw2DUMG4STWawu1jqFQFRIgmG4znaAHYRto1iN4gBOHiq9pJHh8pWdMU8tDOJLxUWNFEkrEAYTY+DYpBWAGIkghHY7kZpORjlHTFpbrbaJGjrMwOYFssi</text:p>
      <text:p text:style-name="P20"/>
      <text:p text:style-name="P21">KHjJMNJu1tNL4jx4gA2aPSxNJhMXSQIQjKaQEnjShIXMKHXnxyZJbWJ1UXT3COAASWIzNQBUakAAqn9zRQAKKJ67XACa0KVpGcAIAUvRo5OYJGiQBdC7HciZJvcDhCUG04SLRnMFtbndizR74i94KZbIttuNYrtsqIFYHTBQcFbI4SHYANUQ0tIehcAgIkwAAXyXC4hDgYhcAOL9UCSaUeBGCsKwLWVCRNIgOAxTdt3wC5rWwLEENOfAwkKMCugf</text:p>
      <text:p text:style-name="P22"/>
      <text:p text:style-name="P23">SBYGfCQqhqYVkR6VphguNj+kGCokmmRVU0meIdRNBYlglCRcBSC5tj2YJ4JOM4EBkhCIGIPpiAoP43h+ZhcCEdojA4OB6D6bE+kIN5kUhGE4QqFErRpMVUXRLFcWIfE0Cw0oXNJclKQcpFd3pA8W1ZMV2U5bleX5QVakpY1Sgk1BU20RN0sTaUkPjFUlUTJULj1VBnEmNZ4mLM0EB9G17WdJ0kAuN0SLrIRvStGr/XIDgg1wEN3wucMPMjDo1iSb</text:p>
      <text:p text:style-name="P24"/>
      <text:p text:style-name="P25">R1RVI12hGMYRg1cqxSzHM8zQGY4gWk0SwQpUlTKvilTGWs6UbZt8mXMVV1wdcEOPQixS9YhQvwk8TTPVqLyvLIcnyUDaNKej7NffrQPmVSG2lZhUNweIhBA9sIMac6TWg2CFJZZDUL4w1K3iDbShwvC0Fuoi2BI0s0HIyiSmowpaKfeymKFepOKYXo2lQRMWZabiOCGNAlQrJIxiVPkZMWZZJJ4ZFZP2cnUEp5SxSuCQAFklQ7BtzWOTEHlgcJ8C</text:p>
      <text:p text:style-name="P26"/>
      <text:p text:style-name="P27">HZRmB4ABpFX6GsqF8H8+zqSOCrXJxCMCQdvy7JWO3kTpXMnpZNkOS5WAYsSyAmZFC5kp4SY4jTat2kTIX4lKgtJkKyUUJD01Heqv10AdeqXUa90Wra30Xy6nq+rDZ20BGJVxvaUbRurIShKSTnFuzXN3w6Qs8YEBA5cTdpJiVJOk5E0oWpO28kdKS7rueu6TQe33UGJ09z0vDIvtvX6Qfpl8sGB9tQZWP4lQADQALWuBA1jYOHGhp9s/rPiQRmcS</text:p>
      <text:p text:style-name="P28"/>
      <text:p text:style-name="P29">QeAeXAZkmCgAB9AAEiMY4+g3jX3NAAR3iAAJQ/HRcoKxeroioKBBGJQ56QBRnBOWSEUJoWxmPfuEACZLxJmTMiSkqI0TFADFYjN4oNTFFxdm0ouZswGLzXiRpRpRxrErcWyVViTGlrsWW1CKKK1EqpY4Ix2h3BNtcQBIxEwm2vg2Icbxez6AbCMNYAAhTQltbIUlto5e2zlKruU8rwV2WIbYe0sV7YQPsmS8n9lFIOLJYpijDtwTOyVKxynHoaas</text:p>
      <text:p text:style-name="P30"/>
      <text:p text:style-name="P31">pCioGgzNY7O7Vc4QHznVV0xcHo53LoGYMX1q5DTLIWRMYwUJJHaNqYpaxqyZi7itVAMoizOUHghAhKoRhZTWN5SA08myzxXGuBAG4iYEWCvuDxAyXqlDeosbe15vpoDvCUN+h9/TH0QZcVSFARgdgQCMPoQ4JQYLmEUA+yt0Cf2/r/f+QDQHgMgTA+BKyGGSVIGgp+1MDkLOORAY4ABBaBxAVFfNwJIX8Js4DQgoFEZg8QhyJnucgx5zyMGQTFLg</text:p>
      <text:p text:style-name="P32"/>
      <text:p text:style-name="P33">tGiEMZEPiDjUh5DRnL3xqTUiilpG0NpvQuFlQEDVACZw9iaAOGsNZq0bhfNeBrGlNKdUsphJi3Eig9o4i5IIFRQrFSKwVbQg7IYkYKsTZwI4PoKAawoCGOIMcScxBDFhFMdbd2CIXEOKdrkryBqnF6qCvdNxDIRmIS8YHIqfJM4BLQEE3kSpCx1yytHFprdMUdxNEVUhvkLTxNqgXFhr1UnnnSZ1TJvVskDRrohUY2gx6oRQuMaUbK1ip07stHuN</text:p>
      <text:p text:style-name="P34"/>
      <text:p text:style-name="P35">S+7FgabyeOkw0xjyFkdesXSzo9Kun0m6gyLXvTXhvV6W9Po3h+q/A+Dz0BAxWR86BHYKDmk0EqA2LzwJvKOXIn5fzAEAqBT+EFYKIVQphQcpBDF0CoLYOg+GM7T6rJWIApUZI4C9mcEqY4vZJCTABCbS+cBnDYn0D+BBW7Fm7qefuqdmCwDYIgCi/B6KsaYpIURBYhN15NuwgSuWCsSXzLJTuiATCWI0s4BxBl3MODMt4rKMtUdpiZzEhLXd8QBW</text:p>
      <text:p text:style-name="P36"/>
      <text:p text:style-name="P37">SKJecJWqlr6APNFfCgawOAwC+RwTQP5nDxGwPoXADYEDQO1aaqk+rYmklscNexknHG6vE+alelq17hRNJFO1wc4osWdRHSUpV64jyErKEpGotST0gFE+aBro15zqoXU8kb3q2egBXLJoYE1GsQm6hu0pdrD1KY3Cpubu7cFqYG4tLJ8o8GTPyWUVboI1tmaBCAXYez9kHCOMcE5pyznnC8oDC8G0UObcMw8JX23vSmbvbt95e3kugMsr9HzJwNgA</text:p>
      <text:p text:style-name="P38"/>
      <text:p text:style-name="P39">GJfJgD+aUFt9n72PR8ig2A1hmD+EhKAk4iD6A7MQNYQhAH0GuJ++raG90Hufki5GME8GNLA+hdlh0xQ4tg2MyAxFCUUxoa80lJo+3ocpcxZmuG2bcD9d0RlPMWXtATPEdlZVZhCN5ZJTdSsJHyUQ0pUV/pAGALWLgScXyoDYh4NibAOxcA/igBiQEDwRiiYU4FJym0bGJvaVnN25jnFKdKN7K15W/YRQDtFXxjrmGBL0/qaYiYEhR2+2qMzaxtRp</text:p>
      <text:p text:style-name="P40"/>
      <text:p text:style-name="P41">zQIGyqLmkn1RSc1NJIaY3dXcyfUog07EJjGtWOMAsdrqiC2TpaoXe51M2pF1AZbpTRgKcUhLM9aulDS32Acw5RzjinDOdoc4FyIzrYvXFQzHrWrbeMjtO8u3JZ7ceu7A7muqSgO0NrFBrhGjx31sPj5BvDdG+NybhBpuzfm4t5b4eGtrf/Ue1Pqk7jKCEEkaEQ5L4PHNNfHAl9iAPAbMAowXyhyPy/Xd4viLPfIu26ighmN9uYSg7hCr+KqG0YQM</text:p>
      <text:p text:style-name="P42"/>
      <text:p text:style-name="P43">hw5t2GsYaeyaNh3B6Wr4+/hni6/+TlLN8F0SwiUHSmo+DqRdHZErDgYY44xAhB6UAX0E2+AMTXzWDsdUIwTYYkIPjynZqROPkJOXmZOQaZIBOnswU7i9ONqjO3i9qfiJoTqqALqnOhYbKBSPA2aZuYSSYwuiEiYmc4B4u9m4a4yTmpcHU/abmcaHmYoyuMmZS2gYw2a1mIW1S4WRacs2BhodcY8mcnSp0syhWvS/SJ2eKkAq8/ucGgeVWnaMyrY/</text:p>
      <text:p text:style-name="P44"/>
      <text:p text:style-name="P45">Wj4EeTWs6Kw0CmgxwhiGIcAMAQ4JeyhV+EgFeVeNedeDeTeLebeHeXesKq2v66212Kexh6AZ6F6V6N6d6D6T6L6b6H69h9kfeh6Rhn4p6FAXyhAi2mgRg/w+A+g0ouAAAMsoCMNfDwA2NfIESgo4f+ptqUCBrtoQljBhIdthNBlPmdghhfnPs4Qvv9Evg9tSs9rSqgKQmwgRsMJiu3EaDyhRqsHjjJGDkKhDtIlDugGwNiA2NiNCH0MoG8B2LgPQ</text:p>
      <text:p text:style-name="P46"/>
      <text:p text:style-name="P47">L2D+PgJOEqNfLgIQOGP/gFFAXJoairiapARJspiFNampqUBpszohEgaUCgWgcVJmvKNHMJPlG6lmhWAQQmIWgcaQWGlLh6DLmXHLpXPGgwaTuUrGBWKmL9jKJ8ZUnmmFr8UbvgtNFWEhBZhAEId0hdGIY2qduhueK2rIZABMh9MHooXMvUYvmhpHuoRINgMQEkJgPoIEMcIYS4WERIIAhEVEdcDEXEQkckakekZkdkfCn+v3lglBEPqBsUWPmUfj</text:p>
      <text:p text:style-name="P48"/>
      <text:p text:style-name="P49">BUT7kdtUbPvPnTL3rkVhuzAVC0Z9rxI3AYtGDFn0SIrgEqGfiMTUeMRAKcj/H/KhJcmAhAlArAgXvPFbGJoTlYsTo7NJi7AcT6fsWcTAWFLajcQ6tpglBzrwOytoJMKmGyuyqMLKLtJEunBWIbsAXEiCXZgCUXNLlGrLjQbGlXJ5nYpnHrtUnyGNJWDtI2U2Y2dwY0iLFHAUu0PHFbklq2KIfWuIQHlIcSdan9N+jwESC/HIZMgoXvFyduoDGoQN</text:p>
      <text:p text:style-name="P50"/>
      <text:p text:style-name="P51">qpDsByK1ncCrEkXkQPltqjPKaPsQrjBPjBkOWQuqZdmMdYr1MqmJAsMoNwGOekNMuIRAGrBrFrDrHrMwAbEbKbObB+J8qTA/oEvKHvmsCUm0vHOBQUmmBMMmActibgHAJ4ilpCJgIcHcGwAsPmrdJORcFkBqrebUA+Slk+V9C+fIoosoqouopotorovokYiYghdrNgMBfqGsKBXvgWAYhrjNKqKMGVN2SlsoEhcMImWBZJXvkkJcV6ehcQJhdhUv</text:p>
      <text:p text:style-name="P52"/>
      <text:p text:style-name="P53">HhUdqEFAJaPoPoGoPBIpaGKqcTteV8o4VmLgASZIRgIsEZWgiZapMXhcHAFhSHkoe2NSWACHCUGsKBNgmAK5e5WAHWckM2UFTtF5fkZAEEGeBQKMVTNOjdg0Q4c8rqdwPqZvnhp0V5AqKPMUpieaSgl8tacKpDvRisN8r8v8oCsCqCuCqEBursRYtTsSAGaTscQAYpkAcOecbAbJRANcT4rcazjpqgXGRhImcmeynGC0nXGVAQc4KlKLnmdQYkmQ</text:p>
      <text:p text:style-name="P54"/>
      <text:p text:style-name="P55">YCSXMQC5gGPLnQYrpAIwezhwfmqlA2cFU2a2SWpqEJG0pmj2cIX2V7sVvpTTiObAWOX2hOc/I1EHtMnOXVoXnSUuWXisJfNgMwImPgH8HcJONuTKYPnuUUQeRBkeUdiqRIZQhdvLEVQZaQDeYsHeSRY+GRdkBRQokoiomoholojonogYsYgBaxexagVxfyDxWysqPxQmAYm8QhaJchQzo+GhRhY5ThQRCpSaARYYkRfeWgI+QoS+eKpKtKrKvKoq</text:p>
      <text:p text:style-name="P56"/>
      <text:p text:style-name="P57">sqqquqpquQfPEBS2M4JxZJQWKMCPFlLKGmrxVzWJSLhJVJZJTJSxYQPJbpULaCCLfjGpRpVpTIALUpQ9cSIZcZSEGZfhZZX7aZTkYlWKA5dhd9SUL5Vup5e2N5THSDIdcdc2aFTuaUBFfutFbUbFShrSUETqQaezADqlVwjvlFtgSqHGIIkfkDruoYgVdnXaUNiNoQGNtKBNlNjNnNgtktnVVTu1eTm5M1cGScQ1USZ1RGfAZpizjGeHGKMlM4Jq</text:p>
      <text:p text:style-name="P58"/>
      <text:p text:style-name="P59">JxZmjtKqOMALnlDNXNVbdbTZqWUtYWY5sWc5gfRtWCfQSaLtbpvtevtzmAcbkhKhALMPMJSaDiTbp2N2Pbplk7jlq7u7gVndYOaSRPWVi2C9eSm9XUWSZ9TVqHj9SoQ1vScuSsJOB2GwB2EkdfJPtKYBrKbDbyHtnxL6licdqeedk3VeVjeLTjcRVLaRTLQxkxixmxhxlxjxnxgJkJiJixVrSBZJaVJlWmZlGbmWgqCXe/ebXAXzXbZ7XpRIc7eF</text:p>
      <text:p text:style-name="P60"/>
      <text:p text:style-name="P61">YsLQ44PQ6gNLZSS+VADDnDgjkjijmjhjljjjoMahfwxxYzW0uI0QXNO3BWGou3GbTzW0ZbbvfyDbahXIwpYLcpe9apaiG7dpfI47eZaiL7dZf7ZURZcQFZfujZaHX+vZYLVHT5SDH5XHendHek1uqlNA1gmFRgPgJFdnZqahgXWHaXa0ZI00FvulQWkJP5rlZJOaI3bacVSYZXtXrXvXo3tgM3q3u3p3t3hdN6WPYPeAYGcaqPa1b6a4pPShepkz</text:p>
      <text:p text:style-name="P62"/>
      <text:p text:style-name="P63">n1dGf4mzjfSaIvZXckG8Ryn5qaaNAQUnDmY1aSP8ckkWUCSWfma5uWeCVfYmu3NzmPJlPGLjKqILpbrfSyHyMkDFjKNqOytgcqBFnLPHHXEI2/VPMdL2XkP2d7ijaVn7s9Slq9UoxAOSdVk5dSQsqoW+IOmDDAO0NAtoUYHhHg0BoUUQwqSQ+3GQ8jRQ+eejZeZjdjWo5LRo4w1o9Hro/DojsjqjujpjtjgCLjrTRYwzevcJOUjKNgdGPyMPM44s</text:p>
      <text:p text:style-name="P64"/>
      <text:p text:style-name="P65">yaPzT417Yo/46LSoxLXjaLUw9frfvfo/s/q/u/p/kLD/n/nw2xdrZxd9qVAombrKFlG6iLBZh0tI4kGZnWWoqmBNeBbbfbb47iui/gK7QYO7TpcG4i6y3ExQAk97TE3Gwmz+pU6UBHdi6BInafJk9DS5SDE8ymkmNXe85XV86fDJZxRqMPH5jKMhGVGPGnXmxncU1nTUWU/nYk1QElbXLqfU8UlgUJAnDU5cMfpJDsG07Pnae4dCJetereveo+s+</text:p>
      <text:p text:style-name="P66"/>
      <text:p text:style-name="P67">q+u+p6RCGM7M6GbmVJiPf6RTnsacY9Qs7zVccs4gQNbGQvQSHGCweMHwgot0XxEc5MCc0PVVAfRLg5hGifVQQkufQrjknYoW2PNqFHAqMmKqJWt84hL89WztDNGUuUnNKdT8+BTjFB+/TCzdXC8AwHUi2vJAzuvk1ObA/IZSak7i8g/9a4RAD+L2F8h2JoNuCkBSwQzttSweW3Iq0jZPom5Q+06y6o7jQw/jfq6rBKlKjKnKgqkqiqmqhqlqta/T</text:p>
      <text:p text:style-name="P68"/>
      <text:p text:style-name="P69">TrYmTJXNAUiadqKVPgSJdI7Jeu0G+q7hZqxndq3Qxy5o8+apDfnfg/rgE/i/m/h/l/pa+KzayBfa586hN9m0qNPFrpy4165qKMEmNHNHN9uqIGyE34zA2QuG5pcE2qwo6eeE1jcm1E4mwRelyHZKd2+HSk5/dm+2Lm/g1myDAaOlEW6Bw6xB5qDUyUJW38+8Qh43Eh0kE26V3qyU+23UVqUXoXVU9hr20XfU5qJWNgb61ieRhab2JOxeZftyW4Xy</text:p>
      <text:p text:style-name="P70"/>
      <text:p text:style-name="P71">dEbEX8PEYkSkWkRkVkSuBuwe+PZM7u9u/Jpu4ex1eGcq5AL1ee3PXtZs9wNMImaRuNWmVNRMN8QqK+yQR+8tZc6tetbQRWRCV5tWVUvmiPLGO43vu9/UjwXxOMGWkQW9h0lh7iSq/idE9ISi0g0R+i5i7ObWjDex+jDS1x/S7xzG9PmjSKtQ2y8J5y6J9ywa7Z8a452ay57/m5/TbrWBYj8qIaKPO826knEqye3JdFyGyZ8o4ReZ7qy20zxIJMdM</text:p>
      <text:p text:style-name="P72"/>
      <text:p text:style-name="P73">bMfMYscsasesZsdsVa+Y+55Y3rSUllP82ynXIaCF6L64zwCnY2cJP3AZxLxq7F2G4ExG4lw7dE6l1ANl3h1q7E8HbZQN+mwVwg9kzm7HV5QckV40BD5mlD+BfEB10BpnVFT17nTSd+o1viz220X2+XYQa89W8j6O3XasG1nN8ywt+/OgL+P+IBMBLt2YvtxMyAUcTM0336Uexd2Lz1We1pms4NY8SVELONPlLjHyGot9qMDNcUvNWcz90fd+1c6f</text:p>
      <text:p text:style-name="P74"/>
      <text:p text:style-name="P75">Tc/+1tYBzJsFwkCEmN+lGvbrmDwSKCwhEmWWsUgWIIaj5/alt/Rlo7tli7nlh7s2xCBj4m1j0eKA/j+R4T7ucT2ijS6URzTlEKejLGfPNxkSa1sg0IQgEYAqDYEVwnAKAG1iuhQgA0FwAdBIAbC8xAg0yAgKgHNC+BUQTAXGrSEoAAhlkmA7AZSTwEECH8BwUgCQPoTHwvkRAZQOzAgBiBsgTAViEwCgDmACALAnMOwKgDshkQegbIFsUZCkAXyt</text:p>
      <text:p text:style-name="P76"/>
      <text:p text:style-name="P77">wR4M8FeAfAvgPwf4ECBBBgg2QDA/wAQHIH4tKB2AHAV9BoGED6BjA5AkIBEFwJwgMAioGiCEAQCzsCwBAMAgP4shtACYDtvFUXJZ8i6r2XPjwldTAtW4I7abigishDFBUhVFlotwgDgxIYkwaGLDAb46pTuB3Fvhvxart95mXfGRqewQJ99kC6zIalexZAKIWCpaMYNlRkpeoZqQjfejc0/Ya0MWlBNamfUB73MlcjzRUPKFZpW8solYMpEXxrL5</text:p>
      <text:p text:style-name="P78"/>
      <text:p text:style-name="P79">oYkqJBCNNDpaoQlSKPatNh3hb3VKeHVcBtEy/5fUf+BROUnDQxRYpjy0TfjlOwuiIDoBsAgkJnG1jZBkBWlfAGgKYG6D0AWAtQFYHwCoBLB2AYwcQOIqkCKAOg/NDEI4APC8BLwt4QwI+E3CverA9gZwPoE8Csa/A/AIILYEvhRBFwcQVEEcHSDVI6kTSNpF0j6RDIxkUyOZEsjIgbQOYBYNoIoF3C/hfAgEZSiBGmD7i5gtgJYNYDHC0Atg+wWQ</text:p>
      <text:p text:style-name="P80"/>
      <text:p text:style-name="P81">kcHOCkSrg9wb13KZHxvBg3dmEXw6J59sCqYXaCaTIxjtd0wCcvjTxo4Xwb4d8B+P3UAId9Tmw9UAhkPqqD1acqmSMiszuKhxChjxBHiwUEghJFQCYUeDNRixyg4wdQxag0JWrAlFqq/IHg8y8yVcmywkVUGWi9TdUhhh/FDhzCThlQkyU/MUB/REK4dMeT1D/oSRWHwNbqRPYfMQwRrYoGWoDPYeAIQFQDrBJwgsUgJQFXCcMt2CkRABYFPCvkp0</text:p>
      <text:p text:style-name="P82"/>
      <text:p text:style-name="P83">T4d8JWA1jUAdY3IOgOYHgiVgkI7gVzD4HuB4R7ArSsQGIAr5SgKIyQUwFlrqxNY2sDELrBgD6xDYxsM2BbA0GkiOA5I24dWNBAtj6x/iRkcyKLFsjSAdgifE4JcGIQ3BCffkZ2yWRCj3seGXwSNzz58R+QdcFCAdGaa7oGwCojGtEPWSbJtkuydUW1U1FvspmsmPdid0yHQE6cU9JZnkNnr99L293LyIaDSgxZowQkaaL0JmjT8+IsYWfsGnqG/d</text:p>
      <text:p text:style-name="P84"/>
      <text:p text:style-name="P85">j6S/X9hkk2peiOhXmDUC+xKQ7QkOwvLsmokRL65eAR/AkLtAlEJwsSsYtMejwHI+8j2SwxNimOxaUsNhHHLYZBh44nlcxTLRUZAKgBHC4BpwxARcNQEVj/oVYlWAsEID4CgRbY+6GQN0n6TDJdA1mMiCBgDiuxX0Hsbhj7ECDOxEgIcSOMaHji0RRNKiqTVooU0GK1NZihFE0Fkj8AjY1WOZNoFECWAyIfSBYKsGsjUA7Is8dyPYljQ+RafPrn9X</text:p>
      <text:p text:style-name="P86"/>
      <text:p text:style-name="P87">vG1NHxaAUUXUzz6YwMYlYGUSX3hy/iohVfCAMOlHTjpJ0SQkMmd3AlHctREBFIfqJUwXEjRN3ZCfPVQm8BikI/ZMKPBmjDtFQBBduFeOdEJJXRf3d0X+zaGX0aJQHBMCwQbJn9NQgkBOGxOqQjCfIxuTsgbVKjXU0e88V/gsLAbIskx5lcSVSUkmEMSe8NbYXJN2GKS/xEIQ4UeNZQljNJ5YkXO2K3EqwEAolCydFK9imSgZIM3AGDKhGAywRQgu</text:p>
      <text:p text:style-name="P88"/>
      <text:p text:style-name="P89">yVwNtC9jYRtk1ySQHcliDEBE49EWKgk4K1pOytOTmrUU7BT1xm4n4cDNBlRS4Z+4+KSyJsEniOROEc8TyMvEZSpyWUrwdtQYBb5tJuUsuv4JZAJhWuXZXooDn6K4ATYlUyviegkCtYOsXWHrCBLmYGoIJYBSqE1PHoGjup09KMiaNWBmi4yS9FUAkEF75RG4f2Q0PhJfZOi/i8/C5mRP+6tC7my0nao82TBpRWaM0aOEbyQhADSgIYryJxIyrZpe</text:p>
      <text:p text:style-name="P90"/>
      <text:p text:style-name="P91">cc0PiZfxD5f10sDuLLM7lyxu58shTIrCA0JLv9lhcDCSWxwzEACDsgchwSAIUlgCK+HIs4SpO+nwCDh5wssdcMrFbi+gCACgLuNahqBmAu44ySvEhk/Cm5LcusW3JyCdzrJHYxGYyXskozHJaMlyegDcmjjIAnkqQS+UYzMZL4rGdjJxm4y8Z+MgmYTMSJCkbiwpVYvua3KpEdzWxsUg8QlKZmnieObMtKVeI8ELlBRvMtfADOfHCzBppUy6qxMl</text:p>
      <text:p text:style-name="P92"/>
      <text:p text:style-name="P93">kWkty4QmjPmI6b9pY88eRPKrK3ZtSNZuogemBN1ldUep+Q+4sbOKHFQKw3OGYGPBKQ/Ykynjf1LyHvpET32JEhfhQR/YtCV+S03mdfS/mJlWa00NpOMCIJC5oO+0geHLCrqag3UHKU6Vfzty38E5/9R/kAzxJCSExLaGQsmOzn3Tc5+5IhIAJ2F8d3pVUwCoWMSnVyVWGkuuQLMz4/DewmAbYHwNqCoA9Jfw2GVZIbFViDFRiu8qYsilGSR5b4dG</text:p>
      <text:p text:style-name="P94"/>
      <text:p text:style-name="P95">egG7GTzUqTkuETPIgBzyPJOMryTy1hx8sDGgrYxiKzFZritBR8rcTYtRB2KzFBk2mZYvplMjr53AZKXfNSm1lH5N4zwS/OhEvZ35wo/tpqCt64Lghso1YCrFlkcih0WhHQnoQMKNTxmYEw7jqLb56j4FXUxBfrONEXt+pSULMm4NTDDsx4cYHGIXIgD2oso00h2aQqdmL8XZVCt2TQseYETuFu0PKJlDygtJSEwcjiWGIDlm4UIIyvhXGLEUItTy</text:p>
      <text:p text:style-name="P96"/>
      <text:p text:style-name="P97">mcsSTIrOk4IpJT0hRQXKUWXS8xZcksapOLE1zSxlw+uTpK3FJFQgTAVAACFwCaB556GHuSsEBVhBSAIKsFRCpsneK3F0IzxS4p8WYyIVi8ycdZ0NZ2cHOprZzha056RLQp4U9ADCuBWgrwVjQuKaksZnpLmZKUi8elOvGZSBRd41+fzKKUPihZLKLUIC2Ei7QvxqwPoDUrtJMkWSbJV4JAualtLW+UE9qTBObTZDuq13ZBaaIH4mySk40EZQqALD</text:p>
      <text:p text:style-name="P98"/>
      <text:p text:style-name="P99">JhMolYb4gUkIkzTQ0Cy8heRMoUejqF6/QhYkATgHRfZZUdKEFl2nDDQ5iEaMPHF+xmkYx0cgSedPEVv9ExWcsjqsPOW/885B5RRa9OUWlylJn09RWpN+k6KeVdEKsQPKpEtjQQpMOCOxCsVbjs1agXNcRALXYZ4Z6KlFajP7HeLfF2MiQQEpWBK8ZicxBYksRWJrENiWxHYqSsPnkrqx9+HNTWPzV8DK1KSw8YlIyXAD752SzmXQlvH9pqOfMvKR</text:p>
      <text:p text:style-name="P100"/>
      <text:p text:style-name="P101">zD8H8rik8cIgq+JFW4AHg4qkBRAFXLw4GwG5ABaM0b6dLkQ8q9IR0rgVZC4Jl3HvohP6q3cNmgyqLHKEyi8TBVguWEtPwFgppzVEgOac7IWmUSL6qy0AkhETLwckwxbNaCO32XsKUQxuXgn5kdbpQzlQal/iGsunXLLpd0u5cBgeX/9npsk4AfJMJJvKk1aiyuRovUm1zfluijAegFhDRAEAiENAF8iEDVBWgqAdHFEAhlfCqxHG5QFxqSA8a+N4</text:p>
      <text:p text:style-name="P102"/>
      <text:p text:style-name="P103">6jgIJrgj19QR1aieaiunljzZ5mKvxU2qXmqQHS5yZ0iAldI3IPS+8imdEp+HibJN0m/jZwHk3CbBQV8hlceNvmzqsl+aVlU/Iz4oNeVrRDfD5sNK8h00QkKYBUvKl3BD1NHIGiDTBoQ1ZVqQpqu0sVXazOpx7HIVd175ISChWqtBYnGGln9UwdE6CjNS9m7Q4+5SEDQWUtVklmhAPFZfapKEvs5oB0d4hWgIQerhgxBdDSmTyg/YR2/EnDhcvmFX</text:p>
      <text:p text:style-name="P104"/>
      <text:p text:style-name="P105">Kw1NyiNamIG3Rr5F4GF6VRremJqPp9Gz5RlTTUsaM1eilYJZt4BoBLQ3UNEOYCgAAAdDgNTJhlJKYpRaizVEAk1bb8BnAFyPttMXQyLF52pTcipU21rnJ6mjFcOKxX+KdNJVedOVWXSrpqqkKaFKZqiWDrNtPAbbXdr23VBHtNMxxQ5oZnfSZ1ypRkG5t5A5L2VS69bdnwKlpUXxldYeJWCm6VLcAfwCLdEPQaYNsGk+ZpR1NaVpCgySWlpY+sNG</text:p>
      <text:p text:style-name="P106"/>
      <text:p text:style-name="P107">9LepWWlCZ+vQWjQWCDCvZhWHFmZl9QqULEt93mWS55p1zW1XVsrJMExgbg+DdBRmCZR9+7M+2aMJijfYkIyYKYdiUDXUlr+cc3+vfyTmANU5F04bZItgKnliNaw+5Y9PI1PKTMLy0AdTwW0VyltP075X9L+WZqtxm2qTS2Jk2tAjtQm3ANQFQBYBbFJihJUdrO1dyacUKiQCHus2ya7N0e2PYYriUJ6HFlkl7Q3IRkIjx5yM1TXWq+0NrkRf2nFS</text:p>
      <text:p text:style-name="P108"/>
      <text:p text:style-name="P109">sBboZ4O6WeHPD3XzwQ6yVYmq7VZrD02a5NUemPXHvz3KB7F5i5PZfNR3TqmVmSllTjq5kcrl1OU1dYUvXUfz+VMJXgtgr3VrtLgwxSIXLI+QNgiWJLQxGSzi3N8EtCq47kquvWwTOdCEmem+r6l3c+dS9TUGlAN1xghVGCkeAQWeJJgi+Uul0aRMWUQbQSAHRXa6jtYNlykCcasOZna10ovVW6sYHBVYWYcZhJGtOcJMWHXTw1M5b/lGvWEu6R8b</text:p>
      <text:p text:style-name="P110"/>
      <text:p text:style-name="P111">uhRB7pLle7VFPuquUxp+VaS1tbGiANDrQBJE2AmIaCElLYBHah9xikfSdqT3BAi9KeqQmnvY3d6btbBjg3AC4O5749/Bp7QQIQDCGnFpeiEe9qnlV6y9Gmn7VptRH/bOmZhHppYX6bWEhmdhftZTI20SGYdqAKQxiE4MiC5Dw+xHadqEPRSRDqwRzWjun2ubZ9C6uKs/M5UFLWihOvlbxDZTadJqRfEIZJGhDU7qpdHBjkx3wDSRL1yQ5VYqpgX3</text:p>
      <text:p text:style-name="P112"/>
      <text:p text:style-name="P113">qNRHOvWQ/oNn9KX9kAZKF0MxSwG+QRtdlEJAIJjwEg2GuZcAbIXVaKFtWqie0I9kwbEg3C1CNMA5TWMuyiBg5bD0aQOire/IKFtMMSyzD4xoau3TdI+pjac56YqbYqXJ7UbzKtG73V9MY0raGDOfUESsCeBMAKADAg4HYaBVwrqVEK8gKJq3HHHSApxtQFxspVXGEVjQpFV9prWaHPt2h77VjNr3ab69PJc9LO08ILsfCy7fwjvpJGQ6qxDxp4+c</text:p>
      <text:p text:style-name="P114"/>
      <text:p text:style-name="P115">dePwqaVE++lT4Zc0Y6517mufeACRirA4AoKKIAcF1bQAswmQFYKwLzBdAGAhAZuYYhq0ftjgzJlk5sA4EiA+oDYA4PoFhALVZpIBheRyfIrcmGTrR12e0eWnsmnkwpjIG1j2637CgUpzk9yd5M7tEtgp6U4TRVNaz2dNJtipqagBcmMgcCbpfBI1PKmMgDwDLU/rHFCmtTsp7RatoOO2mDTRp/QG1h2OprFT+pi0/oG+HorggxwRXEqZlM8mogaX</text:p>
      <text:p text:style-name="P116"/>
      <text:p text:style-name="P117">f3lPhDP2n9AvYIOpExy6pskm3pu04ae5NxsAQS+c8GyeYD6CrQ+AS+GFlNWlQxGrXVCFlBaQ0ncz6IUEAYX5goRAq6UD5kLGQhpgaTsRAwHLwYAEA7B2OtgvH3nzRm0zxpkbZUGzM0nPQJAX3QHiN1TmDggXCcwwOIAqw2ASwOM+8YE4o8SAtmOmIYitCqRSAygN0AAAotpMes84NI4QM14gAASmRCWDK8YbBJIeZPNgdzzJ03gB+c4q3mn4U5Ic</text:p>
      <text:p text:style-name="P118"/>
      <text:p text:style-name="P119">6qaxBWnZNCxxU0VksHixgRFnMUFkA3OMrMTC8ogC43R2QANxFJ5zRyOEBQBWZcFnOn+bsB3xqgzAaEBuLgArm1zG4mlZudWD8bGAAIdg2CBE55KEQ6QPvWILoEGBMzO6T3VQ2whqUvkNFhAHRatAxcEYL8T5FCHCAPkIIYEIAA==</text:p>
      <text:p text:style-name="First_20_paragrap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0-07T15:02:05Z</meta:creation-date>
    <dc:date>2024-10-07T15:02:05Z</dc:date>
    <meta:user-defined meta:name="created" meta:value-type="string">2024-10-07T13:37</meta:user-defined>
    <meta:user-defined meta:name="excalidraw-plugin" meta:value-type="string">parsed</meta:user-defined>
    <meta:user-defined meta:name="tags" meta:value-type="string"/>
    <meta:user-defined meta:name="updated" meta:value-type="string">2024-10-07T13:37</meta:user-defined>
  </office:meta>
</office:document-meta>
</file>